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2.91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181.39pt"/>
    </style:style>
    <style:style style:name="co5" style:family="table-column">
      <style:table-column-properties fo:break-before="auto" style:column-width="182.95pt"/>
    </style:style>
    <style:style style:name="co6" style:family="table-column">
      <style:table-column-properties fo:break-before="auto" style:column-width="213.05pt"/>
    </style:style>
    <style:style style:name="co7" style:family="table-column">
      <style:table-column-properties fo:break-before="auto" style:column-width="272.49pt"/>
    </style:style>
    <style:style style:name="co8" style:family="table-column">
      <style:table-column-properties fo:break-before="auto" style:column-width="274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/>
          <table:table-cell office:value-type="string" calcext:value-type="string">
            <text:p>Position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/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63" calcext:value-type="float">
            <text:p>363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ofia is the capital of Bulgaria. More than 1.2 million people live there\non the </text:p>
          </table:table-cell>
          <table:table-cell office:value-type="string" calcext:value-type="string">
            <text:p>the territory of </text:p>
          </table:table-cell>
          <table:table-cell/>
          <table:table-cell office:value-type="string" calcext:value-type="string">
            <text:p>‘ makes this city one of the largest in the country.\nThe city is suituated in the West of Bulgaria. Sofia is s’</text:p>
          </table:table-cell>
          <table:table-cell office:value-type="string" calcext:value-type="string">
            <text:p>‘ National 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Who on earth gets into my personal life like that? And why are you doing it?\nIs s</text:p>
          </table:table-cell>
          <table:table-cell office:value-type="string" calcext:value-type="string">
            <text:p>Is someone forcin</text:p>
          </table:table-cell>
          <table:table-cell/>
          <table:table-cell office:value-type="string" calcext:value-type="string">
            <text:p>‘ the hell is wrong with you?\nDo you know that reading other people’s letters is not very nice and not pol’</text:p>
          </table:table-cell>
          <table:table-cell office:value-type="string" calcext:value-type="string">
            <text:p>‘l and the 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What is your favorite cartoon? I really like Family Guy!\nIt's so funny! Even thou</text:p>
          </table:table-cell>
          <table:table-cell office:value-type="string" calcext:value-type="string">
            <text:p>though sometimes</text:p>
          </table:table-cell>
          <table:table-cell/>
          <table:table-cell office:value-type="string" calcext:value-type="string">
            <text:p>‘hey often joke about very contraversial topics like politics and religion.\nThey have so many different st‘</text:p>
          </table:table-cell>
          <table:table-cell office:value-type="string" calcext:value-type="string">
            <text:p>‘ can speak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uturists agree that metamorphic technology are an interesting new topic in the f</text:p>
          </table:table-cell>
          <table:table-cell office:value-type="string" calcext:value-type="string">
            <text:p>he field of unsta</text:p>
          </table:table-cell>
          <table:table-cell/>
          <table:table-cell office:value-type="string" calcext:value-type="string">
            <text:p>‘hy, and experts concur. After years of technical research into massive multiplayer online role-playing games, ‘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odel checking must work. In fact, few statisticians would disagree with the expl</text:p>
          </table:table-cell>
          <table:table-cell office:value-type="string" calcext:value-type="string">
            <text:p>exploration of ag</text:p>
          </table:table-cell>
          <table:table-cell/>
          <table:table-cell office:value-type="string" calcext:value-type="string">
            <text:p>‘ortunate principles of cryptoanalysis. Our focus in this paper is not on whether neural networks and erasure’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n recent years, much research has been devoted to the development of local-area </text:p>
          </table:table-cell>
          <table:table-cell office:value-type="string" calcext:value-type="string">
            <text:p>rea networks; nev</text:p>
          </table:table-cell>
          <table:table-cell/>
          <table:table-cell office:value-type="string" calcext:value-type="string">
            <text:p>‘ted the construction of Lamport clocks. After years of important research into operating systems, we confirm ‘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Many information theorists would agree that, had it not been for game-theoretic e</text:p>
          </table:table-cell>
          <table:table-cell office:value-type="string" calcext:value-type="string">
            <text:p>ic epistemologies</text:p>
          </table:table-cell>
          <table:table-cell/>
          <table:table-cell office:value-type="string" calcext:value-type="string">
            <text:p>‘ann machines might never have occurred. Existing stochastic and permutable frameworks use agents to conntrol t’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3"/>
          <table:table-cell office:value-type="string" calcext:value-type="string">
            <text:p>‘e here to stay" + '\n'+"You only get one shot, do not miss your chance to blow\nLike a plastic bag\nI hear you cal‘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2:10:38.807552431</meta:creation-date>
    <dc:date>2016-10-22T16:35:24.413162634</dc:date>
    <meta:editing-duration>PT19M1S</meta:editing-duration>
    <meta:editing-cycles>2</meta:editing-cycles>
    <meta:generator>LibreOffice/5.1.4.2$Linux_x86 LibreOffice_project/10m0$Build-2</meta:generator>
    <meta:document-statistic meta:table-count="1" meta:cell-count="40" meta:object-count="0"/>
  </office:meta>
</office:document-meta>
</file>